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sans-serif"/>
    <style:font-face style:name="Saira" svg:font-family="Saira, sans-serif"/>
    <style:font-face style:name="Verdana" svg:font-family="Verdana, Arial, Helvetic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 style:master-page-name="">
      <style:table-properties style:width="17.013cm" fo:margin-left="0cm" style:page-number="auto" table:align="left"/>
    </style:style>
    <style:style style:name="Tabela1.A" style:family="table-column">
      <style:table-column-properties style:column-width="7.303cm"/>
    </style:style>
    <style:style style:name="Tabela1.B" style:family="table-column">
      <style:table-column-properties style:column-width="9.7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23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style="normal" fo:font-weight="bold" officeooo:rsid="0007a4bd" officeooo:paragraph-rsid="0007a4bd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weight="bold" officeooo:rsid="00072533" officeooo:paragraph-rsid="00072533" style:font-weight-asian="bold" style:font-weight-complex="bold"/>
    </style:style>
    <style:style style:name="P4" style:family="paragraph" style:parent-style-name="Standard">
      <style:text-properties fo:font-weight="bold" officeooo:rsid="0007a4bd" officeooo:paragraph-rsid="0007a4bd" style:font-weight-asian="bold" style:font-weight-complex="bold"/>
    </style:style>
    <style:style style:name="P5" style:family="paragraph" style:parent-style-name="Standard">
      <style:text-properties officeooo:paragraph-rsid="000554a3"/>
    </style:style>
    <style:style style:name="P6" style:family="paragraph" style:parent-style-name="Standard">
      <style:text-properties style:font-name="Arial" fo:font-size="15pt" style:font-size-asian="15pt" style:font-size-complex="15pt"/>
    </style:style>
    <style:style style:name="P7" style:family="paragraph" style:parent-style-name="Standard">
      <style:text-properties style:font-name="Arial" fo:font-size="15pt" fo:font-weight="bold" officeooo:rsid="000554a3" officeooo:paragraph-rsid="000554a3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Arial" fo:font-size="15pt" fo:font-weight="bold" officeooo:rsid="000554a3" officeooo:paragraph-rsid="000554a3" style:font-size-asian="13.1000003814697pt" style:font-weight-asian="bold" style:font-size-complex="15pt" style:font-weight-complex="bold"/>
    </style:style>
    <style:style style:name="P9" style:family="paragraph" style:parent-style-name="Standard">
      <style:text-properties style:font-name="Arial" fo:font-size="12pt" fo:font-weight="bold" officeooo:rsid="000554a3" officeooo:paragraph-rsid="000554a3" style:font-size-asian="12pt" style:font-weight-asian="bold" style:font-size-complex="12pt" style:font-weight-complex="bold"/>
    </style:style>
    <style:style style:name="P10" style:family="paragraph" style:parent-style-name="Standard">
      <style:text-properties style:font-name="Arial" fo:font-size="12pt" fo:font-weight="normal" officeooo:rsid="000554a3" officeooo:paragraph-rsid="000554a3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Arial" fo:font-size="12pt" fo:font-weight="normal" officeooo:rsid="000554a3" officeooo:paragraph-rsid="00072533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paragraph-rsid="00072533"/>
    </style:style>
    <style:style style:name="P13" style:family="paragraph" style:parent-style-name="Standard">
      <style:text-properties officeooo:paragraph-rsid="0007a4bd"/>
    </style:style>
    <style:style style:name="P14" style:family="paragraph" style:parent-style-name="Table_20_Contents">
      <style:text-properties style:font-name="Arial" fo:font-size="13pt" fo:font-weight="bold" officeooo:rsid="0003dc8b" officeooo:paragraph-rsid="0003dc8b" style:font-size-asian="13pt" style:font-weight-asian="bold" style:font-size-complex="13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13pt" officeooo:paragraph-rsid="0003dc8b" style:font-size-asian="13pt" style:font-size-complex="13pt"/>
    </style:style>
    <style:style style:name="P16" style:family="paragraph" style:parent-style-name="Table_20_Contents">
      <style:text-properties style:font-name="Arial" fo:font-size="13pt" officeooo:rsid="0003dc8b" officeooo:paragraph-rsid="0003dc8b" style:font-size-asian="13pt" style:font-size-complex="13pt"/>
    </style:style>
    <style:style style:name="P17" style:family="paragraph" style:parent-style-name="Table_20_Contents">
      <style:text-properties style:font-name="Arial" fo:font-size="13pt" officeooo:rsid="000554a3" officeooo:paragraph-rsid="000554a3" style:font-size-asian="13pt" style:font-size-complex="13pt"/>
    </style:style>
    <style:style style:name="P18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officeooo:rsid="0003dc8b" officeooo:paragraph-rsid="0003dc8b" style:font-size-asian="13pt" style:font-size-complex="13pt"/>
    </style:style>
    <style:style style:name="P19" style:family="paragraph" style:parent-style-name="Table_20_Contents">
      <loext:graphic-properties draw:fill="none"/>
      <style:paragraph-properties fo:margin-left="0cm" fo:margin-right="0cm" fo:text-indent="0cm" style:auto-text-indent="false" fo:background-color="transparent" text:number-lines="false" text:line-number="0"/>
      <style:text-properties style:font-name="Arial" fo:font-size="13pt" fo:font-weight="normal" officeooo:rsid="0003dc8b" officeooo:paragraph-rsid="0003dc8b" style:font-size-asian="13pt" style:font-weight-asian="normal" style:font-size-complex="13pt" style:font-weight-complex="normal"/>
    </style:style>
    <style:style style:name="T1" style:family="text">
      <style:text-properties officeooo:rsid="0003dc8b"/>
    </style:style>
    <style:style style:name="T2" style:family="text">
      <style:text-properties fo:font-variant="normal" fo:text-transform="none" fo:color="#000000" style:font-name="Arial" fo:font-size="14pt" fo:letter-spacing="normal" fo:font-style="normal" fo:font-weight="normal" style:font-size-asian="14pt" style:font-size-complex="14pt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072533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0554a3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07a4bd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bold" officeooo:rsid="000554a3" style:font-size-asian="10.5pt" style:font-style-asian="normal" style:font-weight-asian="bold" style:font-size-complex="12pt" style:font-style-complex="normal" style:font-weight-complex="bold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bold" officeooo:rsid="00072533" style:font-size-asian="10.5pt" style:font-style-asian="normal" style:font-weight-asian="bold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font-name="Arial" fo:font-size="12pt" fo:letter-spacing="normal" fo:font-style="normal" style:font-size-asian="10.5pt" style:font-style-asian="normal" style:font-size-complex="12pt" style:font-style-complex="normal"/>
    </style:style>
    <style:style style:name="T11" style:family="text">
      <style:text-properties fo:font-variant="normal" fo:text-transform="none" fo:color="#000000" style:font-name="Arial" fo:font-size="12pt" fo:letter-spacing="normal" fo:font-style="normal" officeooo:rsid="00072533" style:font-size-asian="10.5pt" style:font-style-asian="normal" style:font-size-complex="12pt" style:font-style-complex="normal"/>
    </style:style>
    <style:style style:name="T12" style:family="text">
      <style:text-properties fo:font-variant="normal" fo:text-transform="none" fo:color="#000000" style:font-name="Arial" fo:font-size="12pt" fo:letter-spacing="normal" fo:font-style="italic" style:font-size-asian="10.5pt" style:font-style-asian="italic" style:font-size-complex="12pt" style:font-style-complex="italic"/>
    </style:style>
    <style:style style:name="T13" style:family="text">
      <style:text-properties fo:font-variant="normal" fo:text-transform="none" fo:color="#000000" style:font-name="Arial" fo:font-size="12pt" fo:letter-spacing="normal" fo:font-style="italic" officeooo:rsid="0007a4bd" style:font-size-asian="10.5pt" style:font-style-asian="italic" style:font-size-complex="12pt" style:font-style-complex="italic"/>
    </style:style>
    <style:style style:name="T14" style:family="text">
      <style:text-properties fo:font-variant="normal" fo:text-transform="none" fo:color="#000000" style:font-name="Arial" fo:font-size="12pt" fo:letter-spacing="normal" fo:font-style="italic" fo:font-weight="bold" officeooo:rsid="000554a3" style:font-size-asian="10.5pt" style:font-style-asian="italic" style:font-weight-asian="bold" style:font-size-complex="12pt" style:font-style-complex="italic" style:font-weight-complex="bold"/>
    </style:style>
    <style:style style:name="T15" style:family="text">
      <style:text-properties fo:font-variant="normal" fo:text-transform="none" fo:color="#000000" style:font-name="Arial" fo:font-size="12pt" fo:letter-spacing="normal" fo:font-style="italic" fo:font-weight="bold" officeooo:rsid="0007a4bd" style:font-size-asian="10.5pt" style:font-style-asian="italic" style:font-weight-asian="bold" style:font-size-complex="12pt" style:font-style-complex="italic" style:font-weight-complex="bold"/>
    </style:style>
    <style:style style:name="T16" style:family="text">
      <style:text-properties fo:font-variant="normal" fo:text-transform="none" fo:color="#000000" style:font-name="Arial" fo:letter-spacing="normal"/>
    </style:style>
    <style:style style:name="T17" style:family="text">
      <style:text-properties fo:font-variant="normal" fo:text-transform="none" fo:color="#000000" style:font-name="Arial" fo:letter-spacing="normal" fo:font-style="italic" officeooo:rsid="0007a4bd" style:font-style-asian="italic" style:font-style-complex="italic"/>
    </style:style>
    <style:style style:name="T18" style:family="text">
      <style:text-properties fo:font-variant="normal" fo:text-transform="none" fo:color="#000000" fo:letter-spacing="normal" fo:font-style="normal"/>
    </style:style>
    <style:style style:name="T19" style:family="text">
      <style:text-properties fo:font-variant="normal" fo:text-transform="none" fo:color="#000000" fo:letter-spacing="normal" fo:font-style="normal" fo:font-weight="normal"/>
    </style:style>
    <style:style style:name="T20" style:family="text">
      <style:text-properties fo:font-variant="normal" fo:text-transform="none" fo:color="#000000" fo:letter-spacing="normal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22" style:family="text">
      <style:text-properties fo:font-variant="normal" fo:text-transform="none" fo:color="#000000" fo:letter-spacing="normal" fo:font-style="normal" officeooo:rsid="00072533" style:font-style-asian="normal" style:font-style-complex="normal"/>
    </style:style>
    <style:style style:name="T23" style:family="text">
      <style:text-properties fo:font-variant="normal" fo:text-transform="none" fo:color="#000000" fo:letter-spacing="normal" fo:font-style="normal" officeooo:rsid="0007a4bd" style:font-style-asian="normal" style:font-style-complex="normal"/>
    </style:style>
    <style:style style:name="T24" style:family="text">
      <style:text-properties fo:font-variant="normal" fo:text-transform="none" fo:color="#000000" fo:letter-spacing="normal" fo:font-style="italic" fo:font-weight="bold" style:font-style-asian="italic" style:font-weight-asian="bold" style:font-style-complex="italic" style:font-weight-complex="bold"/>
    </style:style>
    <style:style style:name="T25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14">Katedra Oprogramowania</text:p>
            <text:p text:style-name="P14">Systemy operacyjne</text:p>
          </table:table-cell>
          <table:table-cell table:style-name="Tabela1.B1" office:value-type="string">
            <text:p text:style-name="P15"><text:span text:style-name="T1">Data rozpoczęcia projektu: 24.03.2021r </text:span></text:p>
            <text:p text:style-name="P15"><text:span text:style-name="T1"><text:s/>Data oddania projektu: 12.04.2021r. </text:span></text:p>
          </table:table-cell>
        </table:table-row>
        <table:table-row table:style-name="Tabela1.2">
          <table:table-cell table:style-name="Tabela1.A2" office:value-type="string">
            <text:p text:style-name="P18">Temat projektu: <text:span text:style-name="T25">Demon synchronizujący dwa katalogi</text:span></text:p>
            <text:p text:style-name="P18"><text:span text:style-name="T25"/></text:p>
            <text:p text:style-name="P19">Skład grupy projektowej:</text:p>
            <text:p text:style-name="P19"/>
            <text:p text:style-name="P19">1. Arkadiusz Abramowicz</text:p>
            <text:p text:style-name="P19">2. Magdalena Korecka</text:p>
          </table:table-cell>
          <table:table-cell table:style-name="Tabela1.B2" office:value-type="string">
            <text:p text:style-name="P16">Prowadzący: </text:p>
            <text:p text:style-name="P16"/>
            <text:p text:style-name="P16"/>
            <text:p text:style-name="P17">Ocena: ……………………..</text:p>
          </table:table-cell>
        </table:table-row>
      </table:table>
      <text:p text:style-name="P6"/>
      <text:p text:style-name="P6"/>
      <text:p text:style-name="P7">1. Treść projektu do realizacji:</text:p>
      <text:p text:style-name="P7"/>
      <text:p text:style-name="P1"><text:span text:style-name="T2"><text:tab/></text:span><text:span text:style-name="T3">Program który otrzymuje co najmniej dwa argumenty: ścieżkę źródłową, ścieżkę docelowa . Jeżeli któraś ze ścieżek nie jest katalogiem program powraca natychmiast z komunikatem błędu. W przeciwnym wypadku staje się demonem. Demon wykonuje następujące czynności: śpi przez piec minut (czas spania można zmieniać przy pomocy dodatkowego opcjonalnego argumentu), po czym po obudzeniu się porównuje katalog źródłowy z katalogiem docelowym. Pozycje, które nie są zwykłymi plikami są ignorowane (np. katalogi i dowiązania symboliczne). Jeżeli demon (a) napotka na nowy plik w katalogu źródłowym, i tego pliku brak w katalogu docelowym lub (b) plik w katalogu docelowym ma późniejsza datę ostatniej modyfikacji demon wykonuje kopie pliku z katalogu źródłowego do katalogu docelowego - ustawiając w katalogu docelowym datę modyfikacji tak, aby przy kolejnym obudzeniu nie trzeba było wykonać kopii (chyba ze plik w katalogu źródłowym zostanie ponownie zmieniony). Jeżeli zaś odnajdzie plik w katalogu docelowym, którego nie ma w katalogu źródłowym to usuwa ten plik z katalogu docelowego. Możliwe jest również natychmiastowe obudzenie się demona poprzez wysłanie mu sygnału SIGUSR1. Wyczerpująca informacja o każdej akcji typu uśpienie/obudzenie się demona (naturalne lub w wyniku sygnału), wykonanie kopii lub usuniecie pliku jest przesłana do logu systemowego. Informacja ta powinna zawierać aktualna datę. Operacje kopiowania mają być wykonane za pomocą niskopoziomowych operacji read/write. </text:span><text:span text:style-name="Strong_20_Emphasis"><text:span text:style-name="T3">(14p)</text:span></text:span><text:span text:style-name="T3">. Dodatkowo:</text:span></text:p>
      <text:p text:style-name="P9"><text:span text:style-name="T19"/></text:p>
      <text:p text:style-name="P9"><text:span text:style-name="T19">- Opcja -R pozwalająca na rekurencyjną synchronizację katalogów (teraz pozycje będące katalogami nie są ignorowane). W szczególności jeżeli demon stwierdzi w katalogu docelowym podkatalog którego brak w katalogu źródłowym powinien usunąć go wraz z zawartością. (8p)</text:span></text:p>
      <text:p text:style-name="P9"><text:span text:style-name="T19"/></text:p>
      <text:p text:style-name="P9"><text:span text:style-name="T19">-W zależności od rozmiaru plików dla małych plików wykonywane jest kopiowanie przy pomocy read/write a w przypadku dużych używany jest bardziej efektywny mechanizm, np.: przy pomocy mmap/write (plik źródłowy zostaje zamapowany w całości w pamięci) lub za pomocą dedykowanego wywołania (np. sendfile czy copy_file_range). Próg dzielący pliki małe od dużych może być przekazywany jako opcjonalny argument. Wykonaj analizę wpływu danej metody na szybkość kopiowania plików i przedstaw wyniki w dokumentacji. (12p)</text:span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9"><text:span text:style-name="T19"/></text:p>
      <text:p text:style-name="P8"><text:soft-page-break/><text:span text:style-name="T18">2. Sposób uruchomienia demona:</text:span></text:p>
      <text:p text:style-name="P10"><text:span text:style-name="T18"/></text:p>
      <text:p text:style-name="P10"><text:span text:style-name="T18"><text:tab/>Archiwum o nazwie „demon_synchronizujący.zip” należy rozpakować oraz przejść do folderu z wypakowanymi plikami projektowymi. W otwartym folderze należy otworzyć terminal i za pierwszym razem wpisać komendę </text:span><text:span text:style-name="T24">make,</text:span><text:span text:style-name="T21"> w celu skompilowania projektu. Po pojawieniu się komunikatu</text:span><text:span text:style-name="T24"> gcc main.c projectfunctions.c -o projekt</text:span><text:span text:style-name="T21"> program został skompilowany bez błędów i jest możliwe uruchomienie projektu. </text:span></text:p>
      <text:p text:style-name="P10"><text:span text:style-name="T20"/></text:p>
      <text:p text:style-name="P10"><text:span text:style-name="T20">2.1. Sposoby w jaki sposób można uruchomić program.</text:span></text:p>
      <text:p text:style-name="P10"><text:span text:style-name="T20"/></text:p>
      <text:p text:style-name="P5"><text:span text:style-name="T8">1. </text:span><text:span text:style-name="T9">Parametry wymagane</text:span><text:span text:style-name="T8">:</text:span></text:p>
      <text:p text:style-name="P10"><text:span text:style-name="T20"><text:tab/></text:span></text:p>
      <text:p text:style-name="P10"><text:span text:style-name="T21"><text:tab/>Komendą </text:span><text:span text:style-name="T24">./projekt -s [sciezka_zrodlowa] -d [sciezka_docelowa]</text:span><text:span text:style-name="T21"> można uruchomić program w podstawowy sposób. Parametry:</text:span></text:p>
      <text:p text:style-name="P10"><text:span text:style-name="T21"/></text:p>
      <text:p text:style-name="P11"><text:span text:style-name="T21"><text:tab/></text:span><text:span text:style-name="T20">-s [sciezka_zrodlowa]</text:span><text:span text:style-name="T21"> – <text:s/></text:span><text:span text:style-name="T22">podanie dla przyszłego demona ścieżki </text:span><text:span text:style-name="T23">katalogu <text:tab/><text:tab/><text:tab/><text:tab/><text:tab/><text:tab/>źródłowego</text:span><text:span text:style-name="T22">, skąd ma kopiować pliki do drugiego <text:tab/><text:tab/><text:tab/><text:tab/><text:tab/><text:tab/>katalogu,</text:span></text:p>
      <text:p text:style-name="P12"><text:span text:style-name="T5"><text:tab/></text:span><text:span text:style-name="T8">-d [sciezka_docelowa] </text:span><text:span text:style-name="T6">- <text:s/></text:span><text:span text:style-name="T5">podanie dla przyszłego demona ścieżki </text:span><text:span text:style-name="T7">katalogu <text:tab/><text:tab/><text:tab/><text:tab/><text:tab/><text:tab/></text:span><text:span text:style-name="T5">docelowe</text:span><text:span text:style-name="T7">go</text:span><text:span text:style-name="T5">, dokąd ma kopiować pliki z katalogu <text:tab/><text:tab/><text:tab/><text:tab/><text:tab/><text:tab/>źródłowego lub usuwać pliki, które nie znalazły się w <text:tab/><text:tab/><text:tab/><text:tab/><text:tab/><text:tab/>katalogu źródłowym.</text:span></text:p>
      <text:p text:style-name="P4"><text:span text:style-name="T11">U</text:span><text:span text:style-name="T10">WAGA!!! </text:span></text:p>
      <text:p text:style-name="P4"><text:span text:style-name="T4">Katalogi muszą istnieć, aby program działał poprawnie oraz ścieżka źródłowa i docelowa nie może być taka sama. </text:span></text:p>
      <text:p text:style-name="P12"><text:span text:style-name="T5"/></text:p>
      <text:p text:style-name="P3"><text:span text:style-name="T10">2. Parametry opcjonalne:</text:span></text:p>
      <text:p text:style-name="P3"><text:span text:style-name="T10"/></text:p>
      <text:p text:style-name="P3"><text:span text:style-name="T10"><text:tab/>-R –</text:span><text:span text:style-name="T4"> pozwala na rekurencyjne sprawdzenie katalogów.</text:span></text:p>
      <text:p text:style-name="P3"><text:span text:style-name="T4"><text:tab/></text:span><text:span text:style-name="T10">-T [czas w sekundach] – </text:span><text:span text:style-name="T4">ustawienie czasu, po którym demon na zacząć <text:tab/><text:tab/><text:tab/><text:tab/><text:tab/><text:tab/>synchronizację,</text:span></text:p>
      <text:p text:style-name="P3"><text:span text:style-name="T4"><text:tab/></text:span><text:span text:style-name="T10">-S [rozmiar] – </text:span><text:span text:style-name="T4">ustawienie rozmiaru, po którym demon ma sprawdzać, którą funkcję <text:tab/><text:tab/><text:tab/> <text:s text:c="2"/>kopiującą ma użyć. Bez użycia tego parametru wszystkie pliki są <text:tab/><text:tab/><text:tab/> <text:s text:c="2"/>kopiowane za pomocą niskopoziomowych funkcji read/write. Pliki <text:tab/><text:tab/><text:tab/> <text:s text:c="2"/>wyższej niż parametr </text:span><text:span text:style-name="T10">rozmiar</text:span><text:span text:style-name="T4"> będą kopiowane za pomocą <text:tab/><text:tab/><text:tab/><text:tab/> <text:s text:c="2"/>dedykowanego wywołania sendfile.</text:span></text:p>
      <text:p text:style-name="P3"><text:span text:style-name="T4"><text:tab/></text:span><text:span text:style-name="T10">-h –</text:span><text:span text:style-name="T4"> wyświetlenie na standardowe wyjście wszystkich argumentów, jakie program <text:tab/> <text:s text:c="6"/>może przyjąć. Po uzyskaniu parametru </text:span><text:span text:style-name="T10">-h</text:span><text:span text:style-name="T4"> program zamyka się.</text:span></text:p>
      <text:p text:style-name="P3"><text:span text:style-name="T4"/></text:p>
      <text:p text:style-name="P3"><text:span text:style-name="T4">Przykładowe uruchomienia:</text:span></text:p>
      <text:p text:style-name="P3"><text:span text:style-name="T4"/></text:p>
      <text:p text:style-name="P13"><text:span text:style-name="T5"><text:tab/></text:span><text:span text:style-name="T14">./projekt -s </text:span><text:span text:style-name="T15">/home/folder1/zrodlo</text:span><text:span text:style-name="T14"> -d </text:span><text:span text:style-name="T15">/home/foo/23/docelowy -R -T 20 -S 800</text:span></text:p>
      <text:p text:style-name="P13"><text:span text:style-name="T15"><text:tab/></text:span></text:p>
      <text:p text:style-name="P13"><text:span text:style-name="T15"><text:tab/></text:span><text:span text:style-name="T14">./projekt -d </text:span><text:span text:style-name="T15">/home/ffo </text:span><text:span text:style-name="T14">-s </text:span><text:span text:style-name="T15">/home/folder1/f12345</text:span><text:span text:style-name="T14"> </text:span><text:span text:style-name="T15"><text:s/>-S 20</text:span></text:p>
      <text:p text:style-name="P13"><text:span text:style-name="T15"/></text:p>
      <text:p text:style-name="P13"><text:span text:style-name="T15"/></text:p>
      <text:p text:style-name="P2"><text:span text:style-name="T16">3. Sposób testowania projektu:</text:span></text:p>
      <text:p text:style-name="P2"><text:span text:style-name="T16"/></text:p>
      <text:p text:style-name="P2"><text:span text:style-name="T16">4. Opis zaimplementowanych funkcji:</text:span></text:p>
      <text:p text:style-name="P2"><text:span text:style-name="T16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sans-serif"/>
    <style:font-face style:name="Saira" svg:font-family="Saira, sans-serif"/>
    <style:font-face style:name="Verdana" svg:font-family="Verdana, Arial, Helvetica, sans-serif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18:08:44.701618490</meta:creation-date>
    <meta:generator>LibreOffice/6.4.6.2$Linux_X86_64 LibreOffice_project/40$Build-2</meta:generator>
    <dc:date>2021-04-14T18:50:30.297088744</dc:date>
    <meta:editing-duration>PT8M3S</meta:editing-duration>
    <meta:editing-cycles>1</meta:editing-cycles>
    <meta:document-statistic meta:table-count="1" meta:image-count="0" meta:object-count="0" meta:page-count="2" meta:paragraph-count="35" meta:word-count="596" meta:character-count="4508" meta:non-whitespace-character-count="3848"/>
  </office:meta>
</office:document-meta>
</file>